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style>
    <style:style style:name="P2" style:parent-style-name="Normal" style:family="paragraph">
      <style:text-properties fo:font-weight="bold" style:font-weight-asian="bold" fo:font-size="16pt" style:font-size-asian="16pt"/>
    </style:style>
    <style:style style:name="P3" style:parent-style-name="Normal" style:family="paragraph">
      <style:text-properties fo:font-weight="bold" style:font-weight-asian="bold" fo:font-size="14pt" style:font-size-asian="14pt"/>
    </style:style>
    <style:style style:name="P4" style:parent-style-name="ListParagraph" style:list-style-name="LFO1" style:family="paragraph">
      <style:text-properties fo:font-size="12pt" style:font-size-asian="12pt"/>
    </style:style>
    <style:style style:name="P5" style:parent-style-name="ListParagraph" style:list-style-name="LFO1" style:family="paragraph">
      <style:text-properties fo:font-size="12pt" style:font-size-asian="12pt"/>
    </style:style>
    <style:style style:name="P6" style:parent-style-name="ListParagraph" style:list-style-name="LFO1" style:family="paragraph">
      <style:text-properties fo:font-size="12pt" style:font-size-asian="12pt"/>
    </style:style>
    <style:style style:name="P7" style:parent-style-name="ListParagraph" style:list-style-name="LFO1" style:family="paragraph">
      <style:text-properties fo:font-size="12pt" style:font-size-asian="12pt"/>
    </style:style>
    <style:style style:name="P8" style:parent-style-name="ListParagraph" style:list-style-name="LFO1" style:family="paragraph">
      <style:text-properties fo:font-size="12pt" style:font-size-asian="12pt"/>
    </style:style>
    <style:style style:name="P9" style:parent-style-name="Normal" style:family="paragraph">
      <style:text-properties fo:font-size="12pt" style:font-size-asian="12pt"/>
    </style:style>
    <style:style style:name="P10" style:parent-style-name="Normal" style:family="paragraph">
      <style:text-properties fo:font-weight="bold" style:font-weight-asian="bold" fo:font-size="12pt" style:font-size-asian="12pt"/>
    </style:style>
    <style:style style:name="P11" style:parent-style-name="ListParagraph" style:list-style-name="LFO2" style:family="paragraph">
      <style:text-properties fo:font-size="12pt" style:font-size-asian="12pt"/>
    </style:style>
    <style:style style:name="P12" style:parent-style-name="ListParagraph" style:list-style-name="LFO2" style:family="paragraph">
      <style:text-properties fo:font-size="12pt" style:font-size-asian="12pt"/>
    </style:style>
    <style:style style:name="P13" style:parent-style-name="ListParagraph" style:list-style-name="LFO2" style:family="paragraph">
      <style:text-properties fo:font-size="12pt" style:font-size-asian="12pt"/>
    </style:style>
    <style:style style:name="P14" style:parent-style-name="ListParagraph" style:list-style-name="LFO2" style:family="paragraph">
      <style:text-properties fo:font-size="12pt" style:font-size-asian="12pt"/>
    </style:style>
    <style:style style:name="P15" style:parent-style-name="ListParagraph" style:list-style-name="LFO2" style:family="paragraph">
      <style:text-properties fo:font-size="12pt" style:font-size-asian="12pt"/>
    </style:style>
    <style:style style:name="P16" style:parent-style-name="ListParagraph" style:list-style-name="LFO2" style:family="paragraph">
      <style:text-properties fo:font-size="12pt" style:font-size-asian="12pt"/>
    </style:style>
    <style:style style:name="P17" style:parent-style-name="ListParagraph" style:list-style-name="LFO2" style:family="paragraph">
      <style:text-properties fo:font-size="12pt" style:font-size-asian="12pt"/>
    </style:style>
    <style:style style:name="P18" style:parent-style-name="ListParagraph" style:list-style-name="LFO2" style:family="paragraph">
      <style:text-properties fo:font-size="12pt" style:font-size-asian="12pt"/>
    </style:style>
    <style:style style:name="P19" style:parent-style-name="Normal" style:family="paragraph">
      <style:text-properties fo:font-weight="bold" style:font-weight-asian="bold" fo:font-size="12pt" style:font-size-asian="12pt"/>
    </style:style>
    <style:style style:name="P20" style:parent-style-name="ListParagraph" style:list-style-name="LFO3" style:family="paragraph">
      <style:text-properties fo:font-size="12pt" style:font-size-asian="12pt"/>
    </style:style>
    <style:style style:name="P21" style:parent-style-name="ListParagraph" style:list-style-name="LFO3" style:family="paragraph">
      <style:text-properties fo:font-size="12pt" style:font-size-asian="12pt"/>
    </style:style>
    <style:style style:name="P22" style:parent-style-name="ListParagraph" style:list-style-name="LFO3" style:family="paragraph">
      <style:text-properties fo:font-size="12pt" style:font-size-asian="12pt"/>
    </style:style>
    <style:style style:name="P23" style:parent-style-name="ListParagraph" style:list-style-name="LFO3" style:family="paragraph">
      <style:text-properties fo:font-size="12pt" style:font-size-asian="12pt"/>
    </style:style>
    <style:style style:name="P24" style:parent-style-name="ListParagraph" style:list-style-name="LFO3" style:family="paragraph">
      <style:text-properties fo:font-size="12pt" style:font-size-asian="12pt"/>
    </style:style>
    <style:style style:name="P25" style:parent-style-name="ListParagraph" style:list-style-name="LFO3" style:family="paragraph">
      <style:text-properties fo:font-size="12pt" style:font-size-asian="12pt"/>
    </style:style>
    <style:style style:name="P26" style:parent-style-name="ListParagraph" style:list-style-name="LFO3" style:family="paragraph">
      <style:text-properties fo:font-size="12pt" style:font-size-asian="12pt"/>
    </style:style>
    <style:style style:name="P27" style:parent-style-name="ListParagraph" style:list-style-name="LFO3" style:family="paragraph">
      <style:text-properties fo:font-size="12pt" style:font-size-asian="12pt"/>
    </style:style>
    <style:style style:name="P28" style:parent-style-name="ListParagraph" style:list-style-name="LFO3" style:family="paragraph">
      <style:text-properties fo:font-size="12pt" style:font-size-asian="12pt"/>
    </style:style>
    <style:style style:name="P29" style:parent-style-name="ListParagraph" style:list-style-name="LFO3" style:family="paragraph">
      <style:text-properties fo:font-size="12pt" style:font-size-asian="12pt"/>
    </style:style>
    <style:style style:name="P30" style:parent-style-name="ListParagraph" style:list-style-name="LFO3" style:family="paragraph">
      <style:text-properties fo:font-size="12pt" style:font-size-asian="12pt"/>
    </style:style>
    <style:style style:name="P31" style:parent-style-name="ListParagraph" style:list-style-name="LFO3" style:family="paragraph">
      <style:text-properties fo:font-size="12pt" style:font-size-asian="12pt"/>
    </style:style>
    <style:style style:name="P32" style:parent-style-name="ListParagraph" style:list-style-name="LFO3" style:family="paragraph">
      <style:text-properties fo:font-size="12pt" style:font-size-asian="12pt"/>
    </style:style>
    <style:style style:name="P33" style:parent-style-name="ListParagraph" style:list-style-name="LFO3" style:family="paragraph">
      <style:text-properties fo:font-size="12pt" style:font-size-asian="12pt"/>
    </style:style>
    <style:style style:name="P34" style:parent-style-name="ListParagraph" style:list-style-name="LFO3" style:family="paragraph">
      <style:text-properties fo:font-size="12pt" style:font-size-asian="12pt"/>
    </style:style>
    <style:style style:name="P35" style:parent-style-name="ListParagraph" style:list-style-name="LFO3" style:family="paragraph">
      <style:text-properties fo:font-size="12pt" style:font-size-asian="12pt"/>
    </style:style>
    <style:style style:name="P36" style:parent-style-name="ListParagraph" style:list-style-name="LFO3" style:family="paragraph">
      <style:text-properties fo:font-size="12pt" style:font-size-asian="12pt"/>
    </style:style>
    <style:style style:name="P37" style:parent-style-name="ListParagraph" style:list-style-name="LFO3" style:family="paragraph">
      <style:text-properties fo:font-size="12pt" style:font-size-asian="12pt"/>
    </style:style>
    <style:style style:name="P38" style:parent-style-name="ListParagraph" style:list-style-name="LFO3" style:family="paragraph">
      <style:text-properties fo:font-size="12pt" style:font-size-asian="12pt"/>
    </style:style>
    <style:style style:name="P39" style:parent-style-name="ListParagraph" style:list-style-name="LFO3" style:family="paragraph">
      <style:text-properties fo:font-size="12pt" style:font-size-asian="12pt"/>
    </style:style>
    <style:style style:name="P40" style:parent-style-name="ListParagraph" style:list-style-name="LFO3" style:family="paragraph">
      <style:text-properties fo:font-size="12pt" style:font-size-asian="12pt"/>
    </style:style>
    <style:style style:name="P41" style:parent-style-name="ListParagraph" style:list-style-name="LFO3" style:family="paragraph">
      <style:text-properties fo:font-size="12pt" style:font-size-asian="12pt"/>
    </style:style>
    <style:style style:name="P42" style:parent-style-name="ListParagraph" style:list-style-name="LFO3" style:family="paragraph">
      <style:text-properties fo:font-size="12pt" style:font-size-asian="12pt"/>
    </style:style>
    <style:style style:name="P43" style:parent-style-name="ListParagraph" style:list-style-name="LFO3" style:family="paragraph">
      <style:text-properties fo:font-size="12pt" style:font-size-asian="12pt"/>
    </style:style>
    <style:style style:name="P44" style:parent-style-name="ListParagraph" style:list-style-name="LFO3" style:family="paragraph">
      <style:text-properties fo:font-size="12pt" style:font-size-asian="12pt"/>
    </style:style>
    <style:style style:name="P45" style:parent-style-name="ListParagraph" style:list-style-name="LFO3" style:family="paragraph">
      <style:text-properties fo:font-size="12pt" style:font-size-asian="12pt"/>
    </style:style>
    <style:style style:name="P46" style:parent-style-name="ListParagraph" style:list-style-name="LFO3" style:family="paragraph">
      <style:text-properties fo:font-size="12pt" style:font-size-asian="12pt"/>
    </style:style>
    <style:style style:name="P47" style:parent-style-name="Normal" style:family="paragraph">
      <style:text-properties fo:font-size="12pt" style:font-size-asian="12pt"/>
    </style:style>
    <style:style style:name="P48" style:parent-style-name="Normal" style:family="paragraph">
      <style:text-properties fo:font-weight="bold" style:font-weight-asian="bold" fo:font-size="12pt" style:font-size-asian="12pt"/>
    </style:style>
    <style:style style:name="P49" style:parent-style-name="ListParagraph" style:list-style-name="LFO4" style:family="paragraph">
      <style:text-properties fo:font-size="12pt" style:font-size-asian="12pt"/>
    </style:style>
    <style:style style:name="P50" style:parent-style-name="ListParagraph" style:list-style-name="LFO4" style:family="paragraph">
      <style:text-properties fo:font-size="12pt" style:font-size-asian="12pt"/>
    </style:style>
    <style:style style:name="P51" style:parent-style-name="ListParagraph" style:list-style-name="LFO4" style:family="paragraph">
      <style:text-properties fo:font-size="12pt" style:font-size-asian="12pt"/>
    </style:style>
    <style:style style:name="P52" style:parent-style-name="ListParagraph" style:list-style-name="LFO4" style:family="paragraph">
      <style:text-properties fo:font-size="12pt" style:font-size-asian="12pt"/>
    </style:style>
    <style:style style:name="P53" style:parent-style-name="ListParagraph" style:list-style-name="LFO4" style:family="paragraph">
      <style:text-properties fo:font-size="12pt" style:font-size-asian="12pt"/>
    </style:style>
    <style:style style:name="P54" style:parent-style-name="ListParagraph" style:list-style-name="LFO4" style:family="paragraph">
      <style:text-properties fo:font-size="12pt" style:font-size-asian="12pt"/>
    </style:style>
    <style:style style:name="P55" style:parent-style-name="ListParagraph" style:list-style-name="LFO4" style:family="paragraph">
      <style:text-properties fo:font-size="12pt" style:font-size-asian="12pt"/>
    </style:style>
    <style:style style:name="P56" style:parent-style-name="ListParagraph" style:list-style-name="LFO4" style:family="paragraph">
      <style:text-properties fo:font-size="12pt" style:font-size-asian="12pt"/>
    </style:style>
    <style:style style:name="P57" style:parent-style-name="ListParagraph" style:list-style-name="LFO4" style:family="paragraph">
      <style:text-properties fo:font-size="12pt" style:font-size-asian="12pt"/>
    </style:style>
    <style:style style:name="P58" style:parent-style-name="ListParagraph" style:list-style-name="LFO4" style:family="paragraph">
      <style:text-properties fo:font-size="12pt" style:font-size-asian="12pt"/>
    </style:style>
    <style:style style:name="P59" style:parent-style-name="Normal" style:family="paragraph">
      <style:text-properties fo:font-weight="bold" style:font-weight-asian="bold" fo:font-size="12pt" style:font-size-asian="12pt"/>
    </style:style>
    <style:style style:name="P60" style:parent-style-name="Normal" style:family="paragraph">
      <style:text-properties fo:font-weight="bold" style:font-weight-asian="bold" fo:font-size="12pt" style:font-size-asian="12pt"/>
    </style:style>
    <style:style style:name="P61" style:parent-style-name="ListParagraph" style:list-style-name="LFO5" style:family="paragraph">
      <style:text-properties fo:font-size="12pt" style:font-size-asian="12pt"/>
    </style:style>
    <style:style style:name="P62" style:parent-style-name="ListParagraph" style:list-style-name="LFO5" style:family="paragraph">
      <style:text-properties fo:font-size="12pt" style:font-size-asian="12pt"/>
    </style:style>
    <style:style style:name="P63" style:parent-style-name="ListParagraph" style:list-style-name="LFO5" style:family="paragraph">
      <style:text-properties fo:font-size="12pt" style:font-size-asian="12pt"/>
    </style:style>
    <style:style style:name="P64" style:parent-style-name="ListParagraph" style:list-style-name="LFO5" style:family="paragraph">
      <style:text-properties fo:font-size="12pt" style:font-size-asian="12pt"/>
    </style:style>
    <style:style style:name="P65" style:parent-style-name="ListParagraph" style:list-style-name="LFO5" style:family="paragraph">
      <style:text-properties fo:font-size="12pt" style:font-size-asian="12pt"/>
    </style:style>
    <style:style style:name="P66" style:parent-style-name="ListParagraph" style:list-style-name="LFO5" style:family="paragraph">
      <style:text-properties fo:font-size="12pt" style:font-size-asian="12pt"/>
    </style:style>
    <style:style style:name="P67" style:parent-style-name="ListParagraph" style:list-style-name="LFO5" style:family="paragraph">
      <style:text-properties fo:font-size="12pt" style:font-size-asian="12pt"/>
    </style:style>
    <style:style style:name="P68" style:parent-style-name="ListParagraph" style:list-style-name="LFO5" style:family="paragraph">
      <style:text-properties fo:font-size="12pt" style:font-size-asian="12pt"/>
    </style:style>
    <style:style style:name="P69" style:parent-style-name="ListParagraph" style:list-style-name="LFO5" style:family="paragraph">
      <style:text-properties fo:font-size="12pt" style:font-size-asian="12pt"/>
    </style:style>
    <style:style style:name="P70" style:parent-style-name="ListParagraph" style:list-style-name="LFO5" style:family="paragraph">
      <style:text-properties fo:font-size="12pt" style:font-size-asian="12pt"/>
    </style:style>
    <style:style style:name="P71" style:parent-style-name="ListParagraph" style:list-style-name="LFO5" style:family="paragraph">
      <style:text-properties fo:font-size="12pt" style:font-size-asian="12pt"/>
    </style:style>
    <style:style style:name="P72" style:parent-style-name="ListParagraph" style:list-style-name="LFO5" style:family="paragraph">
      <style:text-properties fo:font-size="12pt" style:font-size-asian="12pt"/>
    </style:style>
    <style:style style:name="P73" style:parent-style-name="ListParagraph" style:list-style-name="LFO5" style:family="paragraph">
      <style:text-properties fo:font-size="12pt" style:font-size-asian="12pt"/>
    </style:style>
    <style:style style:name="P74" style:parent-style-name="ListParagraph" style:list-style-name="LFO5" style:family="paragraph">
      <style:text-properties fo:font-size="12pt" style:font-size-asian="12pt"/>
    </style:style>
    <style:style style:name="P75" style:parent-style-name="ListParagraph" style:list-style-name="LFO5" style:family="paragraph">
      <style:text-properties fo:font-size="12pt" style:font-size-asian="12pt"/>
    </style:style>
    <style:style style:name="P76" style:parent-style-name="ListParagraph" style:list-style-name="LFO5" style:family="paragraph">
      <style:text-properties fo:font-size="12pt" style:font-size-asian="12pt"/>
    </style:style>
    <style:style style:name="P77" style:parent-style-name="ListParagraph" style:list-style-name="LFO5" style:family="paragraph">
      <style:text-properties fo:font-size="12pt" style:font-size-asian="12pt"/>
    </style:style>
    <style:style style:name="P78" style:parent-style-name="ListParagraph" style:list-style-name="LFO5" style:family="paragraph">
      <style:text-properties fo:font-size="12pt" style:font-size-asian="12pt"/>
    </style:style>
    <style:style style:name="P79" style:parent-style-name="ListParagraph" style:list-style-name="LFO5" style:family="paragraph">
      <style:text-properties fo:font-size="12pt" style:font-size-asian="12pt"/>
    </style:style>
    <style:style style:name="P80" style:parent-style-name="ListParagraph" style:list-style-name="LFO5" style:family="paragraph">
      <style:text-properties fo:font-size="12pt" style:font-size-asian="12pt"/>
    </style:style>
    <style:style style:name="P81" style:parent-style-name="ListParagraph" style:list-style-name="LFO5" style:family="paragraph">
      <style:text-properties fo:font-size="12pt" style:font-size-asian="12pt"/>
    </style:style>
    <style:style style:name="P82" style:parent-style-name="ListParagraph" style:list-style-name="LFO5" style:family="paragraph">
      <style:text-properties fo:font-size="12pt" style:font-size-asian="12pt"/>
    </style:style>
    <style:style style:name="P83" style:parent-style-name="ListParagraph" style:list-style-name="LFO5" style:family="paragraph">
      <style:text-properties fo:font-size="12pt" style:font-size-asian="12pt"/>
    </style:style>
    <style:style style:name="P84" style:parent-style-name="ListParagraph" style:list-style-name="LFO5" style:family="paragraph">
      <style:text-properties fo:font-size="12pt" style:font-size-asian="12pt"/>
    </style:style>
    <style:style style:name="P85" style:parent-style-name="ListParagraph" style:list-style-name="LFO5" style:family="paragraph">
      <style:text-properties fo:font-size="12pt" style:font-size-asian="12pt"/>
    </style:style>
    <style:style style:name="P86" style:parent-style-name="Normal" style:family="paragraph">
      <style:text-properties fo:font-weight="bold" style:font-weight-asian="bold" fo:font-size="12pt" style:font-size-asian="12pt"/>
    </style:style>
    <style:style style:name="P87" style:parent-style-name="ListParagraph" style:list-style-name="LFO6" style:family="paragraph">
      <style:text-properties fo:font-size="12pt" style:font-size-asian="12pt"/>
    </style:style>
    <style:style style:name="P88" style:parent-style-name="ListParagraph" style:list-style-name="LFO6" style:family="paragraph">
      <style:text-properties fo:font-size="12pt" style:font-size-asian="12pt"/>
    </style:style>
    <style:style style:name="P89" style:parent-style-name="ListParagraph" style:list-style-name="LFO6" style:family="paragraph">
      <style:text-properties fo:font-size="12pt" style:font-size-asian="12pt"/>
    </style:style>
    <style:style style:name="P90" style:parent-style-name="ListParagraph" style:list-style-name="LFO6" style:family="paragraph">
      <style:text-properties fo:font-size="12pt" style:font-size-asian="12pt"/>
    </style:style>
    <style:style style:name="P91" style:parent-style-name="ListParagraph" style:list-style-name="LFO6" style:family="paragraph">
      <style:text-properties fo:font-size="12pt" style:font-size-asian="12pt"/>
    </style:style>
    <style:style style:name="P92" style:parent-style-name="ListParagraph" style:list-style-name="LFO6" style:family="paragraph">
      <style:text-properties fo:font-size="12pt" style:font-size-asian="12pt"/>
    </style:style>
    <style:style style:name="P93" style:parent-style-name="ListParagraph" style:list-style-name="LFO6" style:family="paragraph">
      <style:text-properties fo:font-size="12pt" style:font-size-asian="12pt"/>
    </style:style>
    <style:style style:name="P94" style:parent-style-name="ListParagraph" style:list-style-name="LFO6" style:family="paragraph">
      <style:text-properties fo:font-size="12pt" style:font-size-asian="12pt"/>
    </style:style>
    <style:style style:name="P95" style:parent-style-name="ListParagraph" style:list-style-name="LFO6" style:family="paragraph">
      <style:text-properties fo:font-size="12pt" style:font-size-asian="12pt"/>
    </style:style>
    <style:style style:name="P96" style:parent-style-name="ListParagraph" style:list-style-name="LFO6" style:family="paragraph">
      <style:text-properties fo:font-size="12pt" style:font-size-asian="12pt"/>
    </style:style>
    <style:style style:name="P97" style:parent-style-name="ListParagraph" style:list-style-name="LFO6" style:family="paragraph">
      <style:text-properties fo:font-size="12pt" style:font-size-asian="12pt"/>
    </style:style>
    <style:style style:name="P98" style:parent-style-name="ListParagraph" style:list-style-name="LFO6" style:family="paragraph">
      <style:text-properties fo:font-size="12pt" style:font-size-asian="12pt"/>
    </style:style>
    <style:style style:name="P99" style:parent-style-name="ListParagraph" style:list-style-name="LFO6" style:family="paragraph">
      <style:text-properties fo:font-size="12pt" style:font-size-asian="12pt"/>
    </style:style>
    <style:style style:name="P100" style:parent-style-name="ListParagraph" style:list-style-name="LFO6" style:family="paragraph">
      <style:text-properties fo:font-size="12pt" style:font-size-asian="12pt"/>
    </style:style>
    <style:style style:name="P101" style:parent-style-name="ListParagraph" style:list-style-name="LFO6" style:family="paragraph">
      <style:text-properties fo:font-size="12pt" style:font-size-asian="12pt"/>
    </style:style>
    <style:style style:name="P102" style:parent-style-name="ListParagraph" style:list-style-name="LFO6" style:family="paragraph">
      <style:text-properties fo:font-size="12pt" style:font-size-asian="12pt"/>
    </style:style>
    <style:style style:name="P103" style:parent-style-name="Normal" style:family="paragraph">
      <style:text-properties fo:font-weight="bold" style:font-weight-asian="bold" fo:font-size="12pt" style:font-size-asian="12pt"/>
    </style:style>
    <style:style style:name="P104" style:parent-style-name="ListParagraph" style:list-style-name="LFO7" style:family="paragraph">
      <style:text-properties fo:font-size="12pt" style:font-size-asian="12pt"/>
    </style:style>
    <style:style style:name="P105" style:parent-style-name="ListParagraph" style:list-style-name="LFO7" style:family="paragraph">
      <style:text-properties fo:font-size="12pt" style:font-size-asian="12pt"/>
    </style:style>
    <style:style style:name="P106" style:parent-style-name="ListParagraph" style:list-style-name="LFO7" style:family="paragraph">
      <style:text-properties fo:font-size="12pt" style:font-size-asian="12pt"/>
    </style:style>
    <style:style style:name="P107" style:parent-style-name="ListParagraph" style:list-style-name="LFO7" style:family="paragraph">
      <style:text-properties fo:font-size="12pt" style:font-size-asian="12pt"/>
    </style:style>
    <style:style style:name="P108" style:parent-style-name="ListParagraph" style:list-style-name="LFO7" style:family="paragraph">
      <style:text-properties fo:font-size="12pt" style:font-size-asian="12pt"/>
    </style:style>
    <style:style style:name="P109" style:parent-style-name="ListParagraph" style:list-style-name="LFO7" style:family="paragraph">
      <style:text-properties fo:font-size="12pt" style:font-size-asian="12pt"/>
    </style:style>
    <style:style style:name="P110" style:parent-style-name="ListParagraph" style:list-style-name="LFO7" style:family="paragraph">
      <style:text-properties fo:font-size="12pt" style:font-size-asian="12pt"/>
    </style:style>
    <style:style style:name="P111" style:parent-style-name="ListParagraph" style:list-style-name="LFO7" style:family="paragraph">
      <style:text-properties fo:font-size="12pt" style:font-size-asian="12pt"/>
    </style:style>
    <style:style style:name="P112" style:parent-style-name="ListParagraph" style:list-style-name="LFO7" style:family="paragraph">
      <style:text-properties fo:font-size="12pt" style:font-size-asian="12pt"/>
    </style:style>
    <style:style style:name="P113" style:parent-style-name="ListParagraph" style:list-style-name="LFO7" style:family="paragraph">
      <style:text-properties fo:font-size="12pt" style:font-size-asian="12pt"/>
    </style:style>
    <style:style style:name="P114" style:parent-style-name="ListParagraph" style:list-style-name="LFO7" style:family="paragraph">
      <style:text-properties fo:font-size="12pt" style:font-size-asian="12pt"/>
    </style:style>
    <style:style style:name="P115" style:parent-style-name="ListParagraph" style:list-style-name="LFO7" style:family="paragraph">
      <style:text-properties fo:font-size="12pt" style:font-size-asian="12pt"/>
    </style:style>
    <style:style style:name="P116" style:parent-style-name="ListParagraph" style:list-style-name="LFO7" style:family="paragraph">
      <style:text-properties fo:font-size="12pt" style:font-size-asian="12pt"/>
    </style:style>
    <style:style style:name="P117" style:parent-style-name="ListParagraph" style:list-style-name="LFO7" style:family="paragraph">
      <style:text-properties fo:font-size="12pt" style:font-size-asian="12pt"/>
    </style:style>
    <style:style style:name="P118" style:parent-style-name="ListParagraph" style:list-style-name="LFO7" style:family="paragraph">
      <style:text-properties fo:font-size="12pt" style:font-size-asian="12pt"/>
    </style:style>
    <style:style style:name="P119" style:parent-style-name="ListParagraph" style:list-style-name="LFO7" style:family="paragraph">
      <style:text-properties fo:font-size="12pt" style:font-size-asian="12pt"/>
    </style:style>
    <style:style style:name="P120" style:parent-style-name="Normal" style:family="paragraph">
      <style:text-properties fo:font-weight="bold" style:font-weight-asian="bold" fo:font-size="12pt" style:font-size-asian="12pt"/>
    </style:style>
    <style:style style:name="P121" style:parent-style-name="ListParagraph" style:list-style-name="LFO8" style:family="paragraph">
      <style:text-properties fo:font-size="12pt" style:font-size-asian="12pt"/>
    </style:style>
    <style:style style:name="P122" style:parent-style-name="ListParagraph" style:list-style-name="LFO8" style:family="paragraph">
      <style:text-properties fo:font-size="12pt" style:font-size-asian="12pt"/>
    </style:style>
    <style:style style:name="P123" style:parent-style-name="ListParagraph" style:list-style-name="LFO8" style:family="paragraph">
      <style:text-properties fo:font-size="12pt" style:font-size-asian="12pt"/>
    </style:style>
    <style:style style:name="P124" style:parent-style-name="ListParagraph" style:list-style-name="LFO8" style:family="paragraph">
      <style:text-properties fo:font-size="12pt" style:font-size-asian="12pt"/>
    </style:style>
    <style:style style:name="P125" style:parent-style-name="ListParagraph" style:list-style-name="LFO8" style:family="paragraph">
      <style:text-properties fo:font-size="12pt" style:font-size-asian="12pt"/>
    </style:style>
    <style:style style:name="P126" style:parent-style-name="ListParagraph" style:list-style-name="LFO8" style:family="paragraph">
      <style:text-properties fo:font-size="12pt" style:font-size-asian="12pt"/>
    </style:style>
    <style:style style:name="P127" style:parent-style-name="ListParagraph" style:list-style-name="LFO8" style:family="paragraph">
      <style:text-properties fo:font-size="12pt" style:font-size-asian="12pt"/>
    </style:style>
    <style:style style:name="P128" style:parent-style-name="ListParagraph" style:list-style-name="LFO8" style:family="paragraph">
      <style:text-properties fo:font-size="12pt" style:font-size-asian="12pt"/>
    </style:style>
    <style:style style:name="P129" style:parent-style-name="ListParagraph" style:list-style-name="LFO8" style:family="paragraph">
      <style:text-properties fo:font-size="12pt" style:font-size-asian="12pt"/>
    </style:style>
    <style:style style:name="P130" style:parent-style-name="ListParagraph" style:list-style-name="LFO8" style:family="paragraph">
      <style:text-properties fo:font-size="12pt" style:font-size-asian="12pt"/>
    </style:style>
    <style:style style:name="P131" style:parent-style-name="ListParagraph" style:list-style-name="LFO8" style:family="paragraph">
      <style:text-properties fo:font-size="12pt" style:font-size-asian="12pt"/>
    </style:style>
    <style:style style:name="P132" style:parent-style-name="ListParagraph" style:list-style-name="LFO8" style:family="paragraph">
      <style:text-properties fo:font-size="12pt" style:font-size-asian="12pt"/>
    </style:style>
    <style:style style:name="P133" style:parent-style-name="ListParagraph" style:list-style-name="LFO8" style:family="paragraph">
      <style:text-properties fo:font-size="12pt" style:font-size-asian="12pt"/>
    </style:style>
    <style:style style:name="P134" style:parent-style-name="ListParagraph" style:list-style-name="LFO8" style:family="paragraph">
      <style:text-properties fo:font-size="12pt" style:font-size-asian="12pt"/>
    </style:style>
    <style:style style:name="P135" style:parent-style-name="ListParagraph" style:list-style-name="LFO8" style:family="paragraph">
      <style:text-properties fo:font-size="12pt" style:font-size-asian="12pt"/>
    </style:style>
  </office:automatic-styles>
  <office:body>
    <office:text text:use-soft-page-breaks="true">
      <text:p text:style-name="P1">9-Week 9 Boxall and Purcell Chapter 6 Managing Employee Voice</text:p>
      <text:p text:style-name="P2"/>
      <text:p text:style-name="P3">Introduction</text:p>
      <text:list text:style-name="LFO1" text:continue-numbering="true">
        <text:list-item>
          <text:p text:style-name="P4">Employee voice became a controversial are for management</text:p>
        </text:list-item>
        <text:list-item>
          <text:p text:style-name="P5">Fundamental question is how much influence do and should employees have over decisions that affect them at work</text:p>
        </text:list-item>
        <text:list-item>
          <text:p text:style-name="P6">Voice dimension of hrm raises the question of what sort of limits should be place on managerial power in democratic society</text:p>
        </text:list-item>
        <text:list-item>
          <text:p text:style-name="P7">Employees are deeply affected by how mangers exercise their power and typically react to managerial approaches that threaten their interst w</text:p>
        </text:list-item>
        <text:list-item>
          <text:p text:style-name="P8">Political nature of employee voice</text:p>
        </text:list-item>
      </text:list>
      <text:p text:style-name="P9"/>
      <text:p text:style-name="P10">The contested nature and changing contours of employee voice</text:p>
      <text:list text:style-name="LFO2" text:continue-numbering="true">
        <text:list-item>
          <text:p text:style-name="P11">Voice is meaningless if the message is ignored – prefer the term participation</text:p>
        </text:list-item>
        <text:list-item>
          <text:p text:style-name="P12">Participation is a process that allows employees to exercise some influence over their work and the conditions under which they work</text:p>
        </text:list-item>
        <text:list-item>
          <text:p text:style-name="P13">Not possible to look at it economically<text:s/>but through social legitimacy which can clash with managerial power</text:p>
        </text:list-item>
        <text:list-item>
          <text:p text:style-name="P14">The issue for the state to determine is how much restriction should be placed on the right to manage</text:p>
        </text:list-item>
        <text:list-item>
          <text:p text:style-name="P15">Justification for employee voice is an end it its own right in a society committed to democratic values and in a world order or internaial trading environment<text:s/></text:p>
        </text:list-item>
        <text:list-item>
          <text:p text:style-name="P16">Conservatic gov tend to opt for a position wich believes it is up to management to evolve their own voice arrangements directly with workers</text:p>
        </text:list-item>
        <text:list-item>
          <text:p text:style-name="P17">Pressure to adopt more participative syles of management is greatest during periods of strong economic grouth when people have good job opportunities and management reaises wages and enhances channels for worker voice in order to rectruit motivate and retain</text:p>
        </text:list-item>
        <text:list-item>
          <text:p text:style-name="P18">Need to accommodate labour power tendst o reced druing economic downturns when jobs are scare and the voice of organised labour is muted</text:p>
        </text:list-item>
      </text:list>
      <text:p text:style-name="P19">What types of voice are there and who adopts them?</text:p>
      <text:list text:style-name="LFO3" text:continue-numbering="true">
        <text:list-item>
          <text:p text:style-name="P20">Two main types</text:p>
        </text:list-item>
        <text:list-item>
          <text:p text:style-name="P21">First type gives employees a direct say in how to do their jobs. <text:s/>This form of voice is workerd out in the relationship between the individual and their supervisor. <text:s/>Largely<text:s/><text:soft-page-break/>informal, <text:s/>undertaken at managerial discretion or with the blessing of the first line manager</text:p>
        </text:list-item>
        <text:list-item>
          <text:p text:style-name="P22">Direct voice tends to grow as employes become more experienced and require less supervision</text:p>
        </text:list-item>
        <text:list-item>
          <text:p text:style-name="P23">Major contrast to direct voice lies in those forms of voice which rely on some kind of indirect or representative system</text:p>
        </text:list-item>
        <text:list-item>
          <text:p text:style-name="P24">Managers inform, consult and or negotiate with representatives elected by employee sor appointed by trade unions in the workplace</text:p>
        </text:list-item>
        <text:list-item>
          <text:p text:style-name="P25">More formal, typically involves collective representation, takes place in meeting rooms and is underpinned by societal regulation</text:p>
        </text:list-item>
        <text:list-item>
          <text:p text:style-name="P26">Senior managers often find the management of formal rights to info, consulataion and negotiating less appealing that individual employee involvement and more difficult to deal with</text:p>
        </text:list-item>
        <text:list-item>
          <text:p text:style-name="P27">In analysis of coice system five linked question need to be addressed:</text:p>
          <text:list text:continue-numbering="true">
            <text:list-item>
              <text:p text:style-name="P28">How much say,involvement, participation is envisaged in the scheme?</text:p>
            </text:list-item>
            <text:list-item>
              <text:p text:style-name="P29">Over what sort of decisions?</text:p>
            </text:list-item>
            <text:list-item>
              <text:p text:style-name="P30">Taken at what level in the enterprise, or beyond, in the wider political economy?</text:p>
            </text:list-item>
            <text:list-item>
              <text:p text:style-name="P31">Who is participating and if a rep, how are they elected?</text:p>
            </text:list-item>
            <text:list-item>
              <text:p text:style-name="P32">What are the enforcement mechansims both to keep the system gong and to ensure that action follows</text:p>
            </text:list-item>
          </text:list>
        </text:list-item>
        <text:list-item>
          <text:p text:style-name="P33">First q is most important since it will strongly influence the form of voice system adopted and the answers to subsequent question</text:p>
        </text:list-item>
        <text:list-item>
          <text:p text:style-name="P34">The types of decision and their location in the managerial hierarchy attract different degrees of participation</text:p>
        </text:list-item>
        <text:list-item>
          <text:p text:style-name="P35">Example, strong voice in health and safety but prob not in marketing</text:p>
        </text:list-item>
        <text:list-item>
          <text:p text:style-name="P36">Imiportance of effective consulation is not just in the way management decisions can be influenced. <text:s/>Hleps shape employees views about their employer and the senior management team. <text:s/>The extent to which employees evaluate voice systems an judge management effectiveness</text:p>
        </text:list-item>
        <text:list-item>
          <text:p text:style-name="P37">If scale of involvement varies by type of decision and by its location then these variable in turn strongly influence the strugure of the voice system</text:p>
        </text:list-item>
        <text:list-item>
          <text:p text:style-name="P38">One of most sig features is managements respone to dealing with these consultation formus</text:p>
        </text:list-item>
        <text:list-item>
          <text:p text:style-name="P39">Computers – surveys about policies etc</text:p>
        </text:list-item>
        <text:list-item>
          <text:p text:style-name="P40">Direct involvement for individual can happen through htheir membership of semi autonomous or self managing teams or surveys</text:p>
        </text:list-item>
        <text:list-item>
          <text:p text:style-name="P41">In uk forms of direct comms between management and empl are widely used with 91% of workplaces having face to face meeting, 83% using one form or another of downward comms</text:p>
        </text:list-item>
        <text:list-item>
          <text:p text:style-name="P42">Team working is also widespread in Britain</text:p>
        </text:list-item>
        <text:list-item>
          <text:p text:style-name="P43">Evidence suggests that the adoption of higher levels of employee involvement Is more likely where there is a strategic need for worker cooperation and a reliance on skilled human capital</text:p>
        </text:list-item>
        <text:list-item>
          <text:p text:style-name="P44">Other factors influencing the type of voice system and rates of adoption include being a foreign owned firm, making more extensive use of info tech and size of the company and the workplaceemployee engagement surveys effective, are of particular value when linked with other company data</text:p>
        </text:list-item>
        <text:list-item>
          <text:p text:style-name="P45">Ownership centred forms of employee voice are mush less well developed because they involve shareholder approval – tax incentive for employee shareholding</text:p>
        </text:list-item>
        <text:list-item>
          <text:p text:style-name="P46">Types of voice system are not mutually exclusing, common to find task centred and power centred forms operate alongside each other<text:s/></text:p>
        </text:list-item>
      </text:list>
      <text:p text:style-name="P47"/>
      <text:p text:style-name="P48">The European #Union’s agenda for information and consultation</text:p>
      <text:list text:style-name="LFO4" text:continue-numbering="true">
        <text:list-item>
          <text:p text:style-name="P49">In eu policy focus of the eu over last 40 years on the promotion of info and collective consultation has changed the political landscape in employee relations and led to a degree of convergence in systems of employee voice across eu</text:p>
        </text:list-item>
        <text:list-item>
          <text:p text:style-name="P50">New language of partnership and a search for more effective ways of incorporating employee opinion into company decision making</text:p>
        </text:list-item>
        <text:list-item>
          <text:p text:style-name="P51">The right of employees to be informed about company decision and to be consulted when proposed changes affect jobs and the org of work is a fundamental tenet of eu policy</text:p>
        </text:list-item>
        <text:list-item>
          <text:p text:style-name="P52">Laws about major org change and redundancies</text:p>
        </text:list-item>
        <text:list-item>
          <text:p text:style-name="P53">Not every country allows the courts to postpone management plans but quite stiff financial penalties can be imposed</text:p>
        </text:list-item>
        <text:list-item>
          <text:p text:style-name="P54">In new joining countries to eu, arrangements were modified leaving management largely wti ha free hand over how they orgainsed collective consultation</text:p>
        </text:list-item>
        <text:list-item>
          <text:p text:style-name="P55">2002 directive was issued concerning national information and consultation arrangemetns covering all enterprise with 50 or more employees known as information nad consulation of employees ICE</text:p>
        </text:list-item>
        <text:list-item>
          <text:p text:style-name="P56">In uk, trade unions have not with a few exception sought to use the ice regulations to promote their interest as some employers had feared</text:p>
        </text:list-item>
        <text:list-item>
          <text:p text:style-name="P57">MNC's are leading force in the changing contours of representation nad voic practice in Britain</text:p>
        </text:list-item>
        <text:list-item>
          <text:p text:style-name="P58">The critical difference between these cases of collective consultaion in practice was the degree to which management was prepared to share planas in advance with employee representatives</text:p>
        </text:list-item>
      </text:list>
      <text:p text:style-name="P59"/>
      <text:soft-page-break/>
      <text:p text:style-name="P60">The decline and changing role of trade unions</text:p>
      <text:list text:style-name="LFO5" text:continue-numbering="true">
        <text:list-item>
          <text:p text:style-name="P61">Two mega trends in employee voice that pose substantial challenges to trade unions ; one is the growth in individual forms of employee involvement in workplaces and the other is the advent of non union and hybrid forms of representation</text:p>
        </text:list-item>
        <text:list-item>
          <text:p text:style-name="P62">Union membership been undergoing a long period of declin</text:p>
        </text:list-item>
        <text:list-item>
          <text:p text:style-name="P63">Some evidence that unions are not as effedtive as non union consultative bodies</text:p>
        </text:list-item>
        <text:list-item>
          <text:p text:style-name="P64">The combination of non union representative voice with direct voice is ore effective in delivering benefits to employees than any other voice regime</text:p>
        </text:list-item>
        <text:list-item>
          <text:p text:style-name="P65">Union reps have much lower levels of trust in management than non union reps and this tends to be reciprocated by management</text:p>
        </text:list-item>
        <text:list-item>
          <text:p text:style-name="P66">Managers tend to dicuss a much wider range of issues such as production nand future planas with non union reps than they do with union reps</text:p>
        </text:list-item>
        <text:list-item>
          <text:p text:style-name="P67">In general public sector unionisation is much higher than in the private sector and large firms are more likely to recognise trade unions for collective bargaining</text:p>
        </text:list-item>
        <text:list-item>
          <text:p text:style-name="P68">The attitude of management towards unions is a crucial dimension in explaining how successful unions are in recrtuiting members</text:p>
        </text:list-item>
        <text:list-item>
          <text:p text:style-name="P69">A difficult management problem nowadays is how far it wihses to support the recognised union when membership is falling</text:p>
        </text:list-item>
        <text:list-item>
          <text:p text:style-name="P70">One option is to create a collective consultation body for all employes while preserving collective baraginign on pay and conditions with the union, in effect side ling the union</text:p>
        </text:list-item>
        <text:list-item>
          <text:p text:style-name="P71">Alternative is to persuade the union to join a hybrid consultative forum working alongside non union reps</text:p>
        </text:list-item>
        <text:list-item>
          <text:p text:style-name="P72">New form of working relatiship with the recognised union based on partnership, wehre discussion focuses on possible mutual gains and exploration of a much wider range of topics</text:p>
        </text:list-item>
        <text:list-item>
          <text:p text:style-name="P73">The ability of unions to gain monopoly power in wage bargaining has been reduced as the coverage of collective bargaining has shrunk and more contracts of employment have been individualised</text:p>
        </text:list-item>
        <text:list-item>
          <text:p text:style-name="P74">Often a trade off between pay and jobs</text:p>
        </text:list-item>
        <text:list-item>
          <text:p text:style-name="P75">Athe type of trrnasformational change required to seep away restrictive practices ahs sometimes been achieved by union de recognition</text:p>
        </text:list-item>
        <text:list-item>
          <text:p text:style-name="P76">The bottom line way is more diffuce nad ambiguous and is centered on the union orle in having a positive voice, resonding to management proposals in consultative forums and working with management on change agendas</text:p>
        </text:list-item>
        <text:list-item>
          <text:p text:style-name="P77">With the colalgpe of unions trad role they are left with a difficult choice of either being marginalised and contuning to lose members or of seeking new forms of relationship based on cooperation and joint problem solving</text:p>
        </text:list-item>
        <text:list-item>
          <text:p text:style-name="P78">Fostering and forcing as strategies are not simply about the nature of union management relations but cover managements relationships with individual<text:s/><text:soft-page-break/>employees with different degrees of emphasis placed on obtaining behavioural compliance<text:s/>and generating employee commitment</text:p>
        </text:list-item>
        <text:list-item>
          <text:p text:style-name="P79">Fostering strageis will typically require investment in extensive individual involvement and employee communication programmes as well as union based collective consultation and collective bargaining based on mutual gains</text:p>
        </text:list-item>
        <text:list-item>
          <text:p text:style-name="P80">Employer will likely adopt a forcing strategy when major dramatic changes are required and when they believe ther is no point in extended dialogue with union</text:p>
        </text:list-item>
        <text:list-item>
          <text:p text:style-name="P81">Management has to belive it can win or has the resources to survive a long drawn out battle to destroy labour resistance</text:p>
        </text:list-item>
        <text:list-item>
          <text:p text:style-name="P82">Fostering strategies on othe hand typically foucs on the need for a move to new wyas of working that reuqrie employees embracing high involvent work practices</text:p>
        </text:list-item>
        <text:list-item>
          <text:p text:style-name="P83">In forcing the union is seen to be the blocker of change while in fostering its role is legitimised by management as an ally in the process of change</text:p>
        </text:list-item>
        <text:list-item>
          <text:p text:style-name="P84">Recgonises that much of the positive long term cange in companies depends on fostering strategis which build employee involvemtn and commitment but it also recognises very realistically theat there are times when company survival depends on job losses or a mjor restrutcuting of labour costs</text:p>
        </text:list-item>
        <text:list-item>
          <text:p text:style-name="P85">These are win lose scenariros and management will be force into foricing strageis, <text:s/>the alternative is that management abdicates its responsibility to hsareholders by conitning to lose their capital but this is a basis for sacking the senior exes and for company liquidation</text:p>
        </text:list-item>
      </text:list>
      <text:p text:style-name="P86">What area the impacts of employee voice systems?</text:p>
      <text:list text:style-name="LFO6" text:continue-numbering="true">
        <text:list-item>
          <text:p text:style-name="P87">Plenty of evidence that voice arrangement can be no morethan bolt ons, which beomce and additional burden on line mangers who fail to provide the necessary support to make them effective</text:p>
        </text:list-item>
        <text:list-item>
          <text:p text:style-name="P88">Voice systems which are disconnected form ofg decision making and are irritants to line mangers have a short lifeemployee perceptions of the extent to which they are provided with info by their manger,s the degree towhich the manger provides a chance to comment and responds to suggestions are associated with higher levels of job satisfaction and employee engagement and these variable are linked to perf</text:p>
        </text:list-item>
        <text:list-item>
          <text:p text:style-name="P89">Hard to find evidence on the financial perf of voice systems</text:p>
        </text:list-item>
        <text:list-item>
          <text:p text:style-name="P90">The crucial variable in success is how nad to what extent, line mangers support and activate employee involvement as a process</text:p>
        </text:list-item>
        <text:list-item>
          <text:p text:style-name="P91">Structure does not equate with process</text:p>
        </text:list-item>
        <text:list-item>
          <text:p text:style-name="P92">There are often hard to measure changes over time in the effedctiveness of voice processes</text:p>
        </text:list-item>
        <text:list-item>
          <text:p text:style-name="P93">Difficulties in evaluating perf effects</text:p>
        </text:list-item>
        <text:list-item>
          <text:p text:style-name="P94"><text:s/>In a careful time series study, found that the extent of employee involvement is postivley related to the assessment of the benefits of total quality management</text:p>
        </text:list-item>
        <text:list-item>
          <text:p text:style-name="P95">Eu car components industry example, combination of individual involvement and collective consultation had the strongest effect In this industry, <text:s/>it was the combo of the tow which imporved perf</text:p>
        </text:list-item>
        <text:list-item>
          <text:p text:style-name="P96">Well embedded , combined voice systems are strongly associated with higher levels of org commitment, job satisfaction and the amount of discretion owrkers say they have in their job</text:p>
        </text:list-item>
        <text:list-item>
          <text:p text:style-name="P97">While collective consulation can provide employee participation with senior management on strategic issues, individual involvement with the line manager can have a more direct influence on everday work and working lives</text:p>
        </text:list-item>
        <text:list-item>
          <text:p text:style-name="P98">It is those hr departments that foster effective systems of employee voice that add greater value</text:p>
        </text:list-item>
        <text:list-item>
          <text:p text:style-name="P99">Resreach shows clearly that firms reporting labour productivity much higher than thato f their competitors are more likely to have employees who say that their mangers are responsive to worker voice</text:p>
        </text:list-item>
        <text:list-item>
          <text:p text:style-name="P100">One of the justifications of the develop of voice regimes is that thye can contribute to the successful management of change</text:p>
        </text:list-item>
        <text:list-item>
          <text:p text:style-name="P101">The more involved middle mangers were involved with various aspects of the development and implementation of the change programme the more positive they were about the change and the lower the level of resitance to change that hey exhibited</text:p>
        </text:list-item>
        <text:list-item>
          <text:p text:style-name="P102">Well implemented well embedded voice practices also have economic value both in the short term through hreducing problems in the workplace and in long run through heloping to facilitate the management of change</text:p>
        </text:list-item>
      </text:list>
      <text:p text:style-name="P103">Management style in employee relations</text:p>
      <text:list text:style-name="LFO7" text:continue-numbering="true">
        <text:list-item>
          <text:p text:style-name="P104">Union influence has receded and management now has a greater impoact on the shape of voice regimes inside orgs choosing what type of involvement to pursue with individuals and how to respong to societal regulation on collective consultation and negotiation</text:p>
        </text:list-item>
        <text:list-item>
          <text:p text:style-name="P105">It cant be assumed that whap top management seek in terms of management style in employee voice will necessarily be enacted by midel and line managers</text:p>
        </text:list-item>
        <text:list-item>
          <text:p text:style-name="P106">Fundamental role of such managers in brinigng policies to life is increasingly recognised</text:p>
        </text:list-item>
        <text:list-item>
          <text:p text:style-name="P107">Choices in voice arrangements, while to a greater or lesser extend contrained by legislation, employee expectations and societal beliefs on legitimacy need to be taken by senior management</text:p>
        </text:list-item>
        <text:list-item>
          <text:p text:style-name="P108">Relationships with unions and non union or hybrid collective consultation bodies range along a continuum from high levels of cooperation</text:p>
        </text:list-item>
        <text:list-item>
          <text:p text:style-name="P109">Others have to come to terms with the union since it has gained recognition and has a significant membership in the firm</text:p>
        </text:list-item>
        <text:list-item>
          <text:p text:style-name="P110"/>
        </text:list-item>
        <text:list-item>
          <text:p text:style-name="P111">Another group is more positive seeking collaborative working with employee representatives, providing strategi info, discussing major proposals for workforce change and valuing<text:s/>employee<text:s/>opinion</text:p>
        </text:list-item>
        <text:list-item>
          <text:p text:style-name="P112">These choices are strongly mediated by the type of line manger behaviour expressed in the way individual workers are managed</text:p>
        </text:list-item>
        <text:list-item>
          <text:p text:style-name="P113">The choice is between a command and control style and a commitment oriented one<text:s text:c="2"/>it is here that the extent of individual involvement comes into play</text:p>
        </text:list-item>
        <text:list-item>
          <text:p text:style-name="P114">Orgs operating with an avoidance stragey seeking to prevent trade unionism and trivialise voice systems do so either by forceful oppostiiion or by competition in the sense of preferring to privde competitive conditions of employment and extensive use of direct voice arragnemetns</text:p>
        </text:list-item>
        <text:list-item>
          <text:p text:style-name="P115">These firms will tend to utilise low skill employees and minimise investment in people as seen in low pay, little training and little job discretion</text:p>
        </text:list-item>
        <text:list-item>
          <text:p text:style-name="P116">See boxes on pg 184 with 6 <text:s/>different models</text:p>
        </text:list-item>
        <text:list-item>
          <text:p text:style-name="P117">Mange styles like the org cluture of which they are a part evolve over time but once established become difficult to change</text:p>
        </text:list-item>
        <text:list-item>
          <text:p text:style-name="P118">Hard to eradicate embedded assumptions and values held by key groups such as middle managers</text:p>
        </text:list-item>
        <text:list-item>
          <text:p text:style-name="P119">The assumption that senior management has the power to change workplace culture easily is severly challenged in such studies</text:p>
        </text:list-item>
      </text:list>
      <text:p text:style-name="P120"><text:line-break/>Conclusions</text:p>
      <text:list text:style-name="LFO8" text:continue-numbering="true">
        <text:list-item>
          <text:p text:style-name="P121">A critical choice at the heart of hr strategy in any firm concernst he extent to which employees are offered a voice in job, workplace nad company level decisions.</text:p>
        </text:list-item>
        <text:list-item>
          <text:p text:style-name="P122">Particular employee voice arrangements are deeply influenced by senior management values and by what line mangers actually do in practice</text:p>
        </text:list-item>
        <text:list-item>
          <text:p text:style-name="P123">The more central are employees to competitive success the more likely systems to encourage employee voice will be developed</text:p>
        </text:list-item>
        <text:list-item>
          <text:p text:style-name="P124">Key principle is it is important not to create the imipression that choice in voice arrangements are soley about the economic perf of frims <text:s/>the beliefs and vlues of employees and of the society of which they are part, provide a ctucial extra dimension</text:p>
        </text:list-item>
        <text:list-item>
          <text:p text:style-name="P125">The polictics surrounding social legitimacy in employee voice varies from one generation to another and from one socity to antoher</text:p>
        </text:list-item>
        <text:list-item>
          <text:p text:style-name="P126">Regulation to be effective needs to have a catalytic effects on beliefs and vluaes especially on mangers who are required to share power and to be accountable to their subordinates as in the more formal represnetavie voice systems</text:p>
        </text:list-item>
        <text:list-item>
          <text:p text:style-name="P127">The gwoth in partnership arrangements may be on clue to a change in perspective in some birtish and irish companines but in general it is much too early to say whether underlying changes in values and belifes are occurring among managers or<text:s/>what form they might take</text:p>
        </text:list-item>
        <text:list-item>
          <text:p text:style-name="P128">The development of voice systems giving employees access to and involvement in management decision is dependent on strategic choice at org ntational and supratnaition levels</text:p>
        </text:list-item>
        <text:list-item>
          <text:p text:style-name="P129">Questions of employee voice are ethical choice with profound implications for every other aspect of hr policy</text:p>
        </text:list-item>
        <text:list-item>
          <text:p text:style-name="P130">Trust is the critical underlying variable and it is this or rather the lack of it which limits the effectiveness of systems of worker voice</text:p>
        </text:list-item>
        <text:list-item>
          <text:p text:style-name="P131">This principle is relevant in any size of org; it is not so much the particular voice practices that matter but the level of managerial sincetiy and degree of responsivenss that comes through them</text:p>
        </text:list-item>
        <text:list-item>
          <text:p text:style-name="P132">Higher trust levels are much harder to achieve in larger more layered orgs in which there is greater managerial turnover and greater potential <text:s/>for slippage betwee4n management inentions and management actions</text:p>
        </text:list-item>
        <text:list-item>
          <text:p text:style-name="P133">For such orgs seeking to compete though a high level of employee skill and commitment evidence points to the way in which well integreated, highly embedded dual channels of employee voice can bring positive outcomes for both rhe org and its members</text:p>
        </text:list-item>
        <text:list-item>
          <text:p text:style-name="P134">To achieve this senior exees need to be clear on the fundamental management style that shold be adopted in their firm and ensure high levels of consistency withing the whole management team across time</text:p>
        </text:list-item>
        <text:list-item>
          <text:p text:style-name="P135"/>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2-08T19:22:00Z</meta:creation-date>
    <dc:date>2014-12-08T22:18:00Z</dc:date>
    <meta:template xlink:href="Normal" xlink:type="simple"/>
    <meta:editing-cycles>4</meta:editing-cycles>
    <meta:editing-duration>PT10560S</meta:editing-duration>
    <meta:document-statistic meta:page-count="8" meta:paragraph-count="36" meta:word-count="2726" meta:character-count="18233" meta:row-count="129" meta:non-whitespace-character-count="15543"/>
  </office:meta>
</office:document-meta>
</file>